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Corbel, Avenir, 'Lucida Grande', 'Lucid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47b68" officeooo:paragraph-rsid="00029f0d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57716" officeooo:paragraph-rsid="00057716"/>
    </style:style>
    <style:style style:name="P6" style:family="paragraph" style:parent-style-name="Standard">
      <style:text-properties officeooo:rsid="0006930c" officeooo:paragraph-rsid="0006930c"/>
    </style:style>
    <style:style style:name="P7" style:family="paragraph" style:parent-style-name="Standard">
      <style:text-properties officeooo:rsid="00080333" officeooo:paragraph-rsid="00080333"/>
    </style:style>
    <style:style style:name="P8" style:family="paragraph" style:parent-style-name="Standard">
      <style:text-properties officeooo:rsid="000b70d0" officeooo:paragraph-rsid="000b70d0"/>
    </style:style>
    <style:style style:name="P9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0" style:family="paragraph" style:parent-style-name="Standard">
      <style:text-properties officeooo:rsid="000c57ca" officeooo:paragraph-rsid="000c57ca"/>
    </style:style>
    <style:style style:name="P11" style:family="paragraph" style:parent-style-name="Standard">
      <style:text-properties officeooo:rsid="000dd49e" officeooo:paragraph-rsid="000dd49e"/>
    </style:style>
    <style:style style:name="P12" style:family="paragraph" style:parent-style-name="Standard">
      <style:text-properties officeooo:rsid="000e8215" officeooo:paragraph-rsid="000e8215"/>
    </style:style>
    <style:style style:name="P13" style:family="paragraph" style:parent-style-name="Standard">
      <style:text-properties officeooo:rsid="00100e0c" officeooo:paragraph-rsid="00100e0c"/>
    </style:style>
    <style:style style:name="P14" style:family="paragraph" style:parent-style-name="Standard">
      <style:text-properties officeooo:rsid="00111fb2" officeooo:paragraph-rsid="00111fb2"/>
    </style:style>
    <style:style style:name="P15" style:family="paragraph" style:parent-style-name="Standard">
      <style:text-properties officeooo:rsid="0011b585" officeooo:paragraph-rsid="0011b585"/>
    </style:style>
    <style:style style:name="P16" style:family="paragraph" style:parent-style-name="Standard">
      <style:text-properties officeooo:rsid="0014632e" officeooo:paragraph-rsid="0014632e"/>
    </style:style>
    <style:style style:name="P17" style:family="paragraph" style:parent-style-name="Standard">
      <style:text-properties officeooo:rsid="0014ff90" officeooo:paragraph-rsid="0014ff90"/>
    </style:style>
    <style:style style:name="P18" style:family="paragraph" style:parent-style-name="Subtitle">
      <style:text-properties officeooo:paragraph-rsid="0014ff90"/>
    </style:style>
    <style:style style:name="P19" style:family="paragraph" style:parent-style-name="Standard" style:list-style-name="L1">
      <style:text-properties officeooo:rsid="00029f0d" officeooo:paragraph-rsid="00029f0d"/>
    </style:style>
    <style:style style:name="P20" style:family="paragraph" style:parent-style-name="Standard" style:list-style-name="L2">
      <style:text-properties officeooo:rsid="00029f0d" officeooo:paragraph-rsid="00029f0d"/>
    </style:style>
    <style:style style:name="P21" style:family="paragraph" style:parent-style-name="Standard" style:list-style-name="L3">
      <style:text-properties officeooo:rsid="00029f0d" officeooo:paragraph-rsid="00029f0d"/>
    </style:style>
    <style:style style:name="P22" style:family="paragraph" style:parent-style-name="Standard" style:list-style-name="L4">
      <style:text-properties officeooo:rsid="00029f0d" officeooo:paragraph-rsid="00029f0d"/>
    </style:style>
    <style:style style:name="P23" style:family="paragraph" style:parent-style-name="Standard" style:list-style-name="L5">
      <style:text-properties officeooo:rsid="00029f0d" officeooo:paragraph-rsid="00029f0d"/>
    </style:style>
    <style:style style:name="P24" style:family="paragraph" style:parent-style-name="Standard" style:list-style-name="L6">
      <style:text-properties officeooo:rsid="00047b68" officeooo:paragraph-rsid="00047b68"/>
    </style:style>
    <style:style style:name="P25" style:family="paragraph" style:parent-style-name="Standard" style:list-style-name="L7">
      <style:text-properties officeooo:rsid="00111fb2" officeooo:paragraph-rsid="00111fb2"/>
    </style:style>
    <style:style style:name="P26" style:family="paragraph" style:parent-style-name="Standard">
      <style:text-properties officeooo:rsid="0014632e" officeooo:paragraph-rsid="0014632e"/>
    </style:style>
    <style:style style:name="P27" style:family="paragraph" style:parent-style-name="Standard">
      <style:text-properties officeooo:rsid="00156ad4" officeooo:paragraph-rsid="00156ad4"/>
    </style:style>
    <style:style style:name="P28" style:family="paragraph" style:parent-style-name="Standard">
      <style:text-properties officeooo:rsid="00080333" officeooo:paragraph-rsid="00162177"/>
    </style:style>
    <style:style style:name="P29" style:family="paragraph" style:parent-style-name="Standard">
      <style:text-properties officeooo:rsid="0006930c" officeooo:paragraph-rsid="00162177"/>
    </style:style>
    <style:style style:name="P30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18">The D is silent</text:p>
      <text:h text:style-name="Heading_20_2" text:outline-level="2">Important Concepts </text:h>
      <text:p text:style-name="P1">Dataset definitions</text:p>
      <text:list xml:id="list1630038783078291933" text:style-name="L1">
        <text:list-item>
          <text:p text:style-name="P19">Metadata definition</text:p>
        </text:list-item>
        <text:list-item>
          <text:p text:style-name="P30">map types to python</text:p>
        </text:list-item>
        <text:list-item>
          <text:p text:style-name="P30">custom types in Django</text:p>
        </text:list-item>
        <text:list-item>
          <text:p text:style-name="P19">Object management</text:p>
        </text:list-item>
        <text:list-item>
          <text:p text:style-name="P19">Import</text:p>
        </text:list-item>
        <text:list-item>
          <text:p text:style-name="P19">Export</text:p>
        </text:list-item>
        <text:list-item>
          <text:p text:style-name="P19">Display</text:p>
        </text:list-item>
      </text:list>
      <text:p text:style-name="P1"/>
      <text:p text:style-name="P1">Workflow management</text:p>
      <text:p text:style-name="P1"/>
      <text:p text:style-name="P5">Admin Functions</text:p>
      <text:p text:style-name="P5"/>
      <text:p text:style-name="P5">plugins</text:p>
      <text:p text:style-name="P5"/>
      <text:p text:style-name="P1">Templates</text:p>
      <text:p text:style-name="P1"/>
      <text:p text:style-name="P1">Internationalisation</text:p>
      <text:p text:style-name="P1"/>
      <text:p text:style-name="P1">Search</text:p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5747624647991699991" text:style-name="L2">
        <text:list-item>
          <text:p text:style-name="P20">User</text:p>
        </text:list-item>
        <text:list-item>
          <text:p text:style-name="P20">Project</text:p>
        </text:list-item>
        <text:list-item>
          <text:p text:style-name="P20">Research Output</text:p>
        </text:list-item>
        <text:list-item>
          <text:p text:style-name="P20">Research Data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7298673862534242924" text:style-name="L3">
        <text:list-item>
          <text:p text:style-name="P21">default</text:p>
        </text:list-item>
      </text:list>
      <text:p text:style-name="P1">pip 1.5.4</text:p>
      <text:list xml:id="list1757994576543982174" text:style-name="L4">
        <text:list-item>
          <text:p text:style-name="P22">sudo apt-get install python3-pip</text:p>
        </text:list-item>
      </text:list>
      <text:p text:style-name="P1">Django 1.10-py2.py3-none-any.whl</text:p>
      <text:list xml:id="list3789601117763477527" text:style-name="L5">
        <text:list-item>
          <text:p text:style-name="P23">sudo pip3 install Django</text:p>
        </text:list-item>
      </text:list>
      <text:p text:style-name="P3">Selinium</text:p>
      <text:list xml:id="list825795199504322726" text:style-name="L6">
        <text:list-item>
          <text:p text:style-name="P24">sudo pip3 install selenium</text:p>
        </text:list-item>
      </text:list>
      <text:p text:style-name="P14">Pillow</text:p>
      <text:list xml:id="list4135738739625451351" text:style-name="L7">
        <text:list-item>
          <text:p text:style-name="P25">sudo apt-get build-dep python-imaging</text:p>
        </text:list-item>
        <text:list-item>
          <text:p text:style-name="P25">sudo apt-get install libjpeg8 libjpeg62-dev libfreetype6 libfreetype6-dev</text:p>
        </text:list-item>
        <text:list-item>
          <text:p text:style-name="P25">sudo pip<text:span text:style-name="T3">3</text:span> install Pillow</text:p>
        </text:list-item>
      </text:list>
      <text:p text:style-name="P1"/>
      <text:p text:style-name="P2"/>
      <text:p text:style-name="P3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5">Pillow (3.3.1)</text:p>
      <text:p text:style-name="P3"/>
      <text:p text:style-name="P10">create the project:</text:p>
      <text:p text:style-name="P11"><text:span text:style-name="T2">&gt;</text:span>django-admin.py startproject jprints</text:p>
      <text:p text:style-name="P11"/>
      <text:p text:style-name="P12">create an app:</text:p>
      <text:p text:style-name="P12"><text:span text:style-name="T2">&gt;</text:span>cd to jprints</text:p>
      <text:p text:style-name="P12"><text:span text:style-name="T2">&gt;</text:span>python3 manage.py startapp &lt;appname&gt;</text:p>
      <text:p text:style-name="P3"/>
      <text:p text:style-name="P16">create the super user:</text:p>
      <text:p text:style-name="P16">&gt;python3 manage.py createsuperuser</text:p>
      <text:p text:style-name="P16"/>
      <text:p text:style-name="P16"/>
      <text:p text:style-name="P16"/>
      <text:p text:style-name="P16"/>
      <text:p text:style-name="P17">customise vim: </text:p>
      <text:p text:style-name="P17">.vimrc </text:p>
      <text:p text:style-name="P17"><text:soft-page-break/><text:s/></text:p>
      <text:p text:style-name="P17">autocmd BufNewFile,BufRead *.py set </text:p>
      <text:p text:style-name="P17"><text:s text:c="8"/>\ tabstop=4 </text:p>
      <text:p text:style-name="P17"><text:s text:c="8"/>\ expandtab </text:p>
      <text:p text:style-name="P17"><text:s text:c="8"/>\ softtabstop=4 </text:p>
      <text:p text:style-name="P17"><text:s text:c="8"/>\ shiftwidth=4 </text:p>
      <text:p text:style-name="P17"><text:s text:c="8"/>\ autoindent </text:p>
      <text:p text:style-name="P17"><text:s text:c="8"/>\ fileformat=unix </text:p>
      <text:p text:style-name="P17"/>
      <text:h text:style-name="Heading_20_2" text:outline-level="2">User Management</text:h>
      <text:p text:style-name="P8"/>
      <text:p text:style-name="P8"><text:a xlink:type="simple" xlink:href="https://docs.djangoproject.com/en/1.10/topics/auth/">https://docs.djangoproject.com/en/1.10/topics/auth/</text:a></text:p>
      <text:p text:style-name="P8"/>
      <text:p text:style-name="P9">Django comes with a user authentication system. It handles user accounts, groups, permissions and cookie-based user sessions. It is possible to extend and customise the default implementation to suit the needs of the implementation.</text:p>
      <text:p text:style-name="P8"/>
      <text:p text:style-name="P9">It is possible to use shibboleth authentication.</text:p>
      <text:p text:style-name="P8"/>
      <text:p text:style-name="P4"/>
      <text:p text:style-name="P6">admin</text:p>
      <text:p text:style-name="P6">pypadmin</text:p>
      <text:p text:style-name="P6"/>
      <text:p text:style-name="P7">peter</text:p>
      <text:p text:style-name="P7">qpwoei<text:span text:style-name="T1">ru</text:span></text:p>
      <text:p text:style-name="P7"/>
      <text:p text:style-name="P7"/>
      <text:h text:style-name="Heading_20_2" text:outline-level="2">Data and maintenance</text:h>
      <text:p text:style-name="P13">It is possible to access and update the data model from python scripts such as populate_jprints.py</text:p>
      <text:p text:style-name="P13">These can instantiate the django framework and the models and perform operations on the data via the API.</text:p>
      <text:p text:style-name="P13"/>
      <text:p text:style-name="P13">&gt;python3 populate_jprints.py</text:p>
      <text:p text:style-name="P13"/>
      <text:p text:style-name="P16">Updates to the Model require DB updates/migrations</text:p>
      <text:p text:style-name="P16">&gt;python3 manage.py migrate </text:p>
      <text:p text:style-name="P16">&gt;python3 manage.py makemigrations jprints</text:p>
      <text:p text:style-name="P16"/>
      <text:p text:style-name="P16"/>
      <text:p text:style-name="P16"/>
      <text:h text:style-name="Heading_20_2" text:outline-level="2">Prototype</text:h>
      <text:p text:style-name="P27"/>
      <text:p text:style-name="P27">python3 manage.py runserver</text:p>
      <text:p text:style-name="P27"/>
      <text:p text:style-name="P27"><text:a xlink:type="simple" xlink:href="http://127.0.0.1:8000/jprints/">http://127.0.0.1:8000/jprints/</text:a></text:p>
      <text:p text:style-name="P27"/>
      <text:p text:style-name="P27"><text:a xlink:type="simple" xlink:href="http://127.0.0.1:8000/admin">http://127.0.0.1:8000/admin</text:a></text:p>
      <text:p text:style-name="P27"/>
      <text:p text:style-name="P29"><text:soft-page-break/>admin</text:p>
      <text:p text:style-name="P29">pypadmin</text:p>
      <text:p text:style-name="P29"/>
      <text:p text:style-name="P28">peter</text:p>
      <text:p text:style-name="P28">qpwoei<text:span text:style-name="T1">ru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Corbel, Avenir, 'Lucida Grande', 'Lucid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6-10-04T16:48:03.554860913</dc:date>
    <meta:editing-duration>PT17H30M33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4" meta:paragraph-count="90" meta:word-count="281" meta:character-count="2093" meta:non-whitespace-character-count="1854"/>
  </office:meta>
</office:document-meta>
</file>